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33ff9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205">
        <text:p text:style-name="P3"><text:span text:style-name="Strong_20_Emphasis"><text:span text:style-name="T5">Which of the following networking devices are Layer 1 or 2 devices? </text:span></text:span></text:p>
        <text:p text:style-name="P4">You can select more than one answer</text:p>
        <text:list xml:id="list5211914906118957311" text:style-name="L1">
          <text:list-item>
            <text:p text:style-name="P5">Server</text:p>
          </text:list-item>
          <text:list-item>
            <text:p text:style-name="P5">Switch<text:tab/><text:tab/><text:tab/><text:span text:style-name="T6">r</text:span></text:p>
            <text:p text:style-name="P10">Comments: Hubs work at Layer 1, and switches work at Layer 2.</text:p>
          </text:list-item>
          <text:list-item>
            <text:p text:style-name="P5">Hub<text:tab/><text:tab/><text:tab/><text:tab/>r</text:p>
            <text:p text:style-name="P10">Comments: Hubs work at Layer 1, and switches work at Layer 2.</text:p>
          </text:list-item>
          <text:list-item>
            <text:p text:style-name="P5">Router</text:p>
          </text:list-item>
        </text:list>
        <text:p text:style-name="P9">Score: 0.34</text:p>
      </text:section>
      <text:section text:style-name="Sect1" text:name="206">
        <text:p text:style-name="P2">2)</text:p>
        <text:p text:style-name="P3"><text:span text:style-name="Strong_20_Emphasis"><text:span text:style-name="T5">What is the name of the most-used standard for LAN networks?</text:span></text:span></text:p>
        <text:list xml:id="list7833330636276159626" text:style-name="L2">
          <text:list-item>
            <text:p text:style-name="P6">IEEE 802 standard<text:tab/><text:tab/><text:tab/>r</text:p>
          </text:list-item>
          <text:list-item>
            <text:p text:style-name="P6">IEEE 802.Q standard</text:p>
          </text:list-item>
          <text:list-item>
            <text:p text:style-name="P6">IEEE 802.11 standard</text:p>
            <text:p text:style-name="P11">Comments: The IEEE 802 standard is the main standard. 802.Q and 802.11 are variants for VLANs and WLANs, respectively.</text:p>
          </text:list-item>
        </text:list>
        <text:p text:style-name="P9">Score: 0.00</text:p>
      </text:section>
      <text:section text:style-name="Sect1" text:name="207">
        <text:p text:style-name="P2">3)</text:p>
        <text:p text:style-name="P3"><text:span text:style-name="Strong_20_Emphasis"><text:span text:style-name="T5">What are the types of VLAN ports?</text:span></text:span></text:p>
        <text:p text:style-name="P4">You can select more than one answer</text:p>
        <text:list xml:id="list2381917836388092307" text:style-name="L4">
          <text:list-item>
            <text:p text:style-name="P8">Untagged<text:tab/><text:tab/><text:tab/><text:tab/>r</text:p>
            <text:p text:style-name="P12">Comments: VLAN enabled ports are generally categorized in one of two ways, tagged or untagged.</text:p>
          </text:list-item>
          <text:list-item>
            <text:p text:style-name="P8">Tagged<text:tab/><text:tab/><text:tab/><text:tab/>r</text:p>
            <text:p text:style-name="P12">Comments: VLAN enabled ports are generally categorized in one of two ways, tagged or untagged.</text:p>
          </text:list-item>
          <text:list-item>
            <text:p text:style-name="P8">Branch</text:p>
          </text:list-item>
          <text:list-item>
            <text:p text:style-name="P8">Switch</text:p>
          </text:list-item>
        </text:list>
        <text:p text:style-name="P9">Score: 0.33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1S</meta:editing-duration>
    <meta:editing-cycles>3</meta:editing-cycles>
    <meta:generator>OpenOffice/4.1.14$Win32 OpenOffice.org_project/4114m1$Build-9811</meta:generator>
    <dc:date>2023-11-09T14:21:41.68</dc:date>
    <meta:document-statistic meta:table-count="0" meta:image-count="0" meta:object-count="0" meta:page-count="1" meta:paragraph-count="27" meta:word-count="164" meta:character-count="840"/>
    <dc:creator>kaos sevdalisi</dc:creator>
    <meta:user-defined meta:name="Info 1"/>
    <meta:user-defined meta:name="Info 2"/>
    <meta:user-defined meta:name="Info 3"/>
    <meta:user-defined meta:name="Info 4"/>
  </office:meta>
</office:document-meta>
</file>